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C-RANDx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angeDuplicatesB(mxKeyReverse(mxKeyAddRR(mxKeySwapBitsF(mxKeySwapBitsB(mxKeyXorRR(p2kproc3(mxKeyXorRR(changeDuplicatesC(mxKeyXorB(mxKeyAddRR(mxKeyByBitEnc(mxKeyXor(mxKeySwapBitsG(mxKeyRotateLeftBits(mxKeyRotEnc2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xKeySwapBitsA(changeDuplicatesB(mxKeyAlg2(mxKeyReverseBits(mxKeyRotateLeftBits(mxKeyReverse(p2kproc3(mxKeyAlg1(mxKeySwapBitsB(mxKeySwapBitsF(mxKeySwapBitsRound(mxKeyReverseBits(mxKeyNot(mxKeyXorB(p2kproc3(mxKeyReverseBits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hangeDuplicatesC(mxKeyXor(mxKeyReverseBits(mxKeyReverseBits(mxKeySwapBitsE(mxKeyRotEnc(mxKeySwapBitsF(mxKeySwapBitsRound(mxKeyAddRR(mxKeySwapBitsE(changeDuplicatesC2(mxKeySwapBitsF(mxKeySwapBitsG(mxKeyXorRR(changeDuplicates(changeDuplicatesC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xKeySwapBitsB(changeDuplicatesC(mxKeySwapBitsA(mxKeySwapBitsD(mxKeyNot(mxKeyXor(mxKeyAlg2(p2kproc3(mxKeyByBitEnc(mxKeySwapBitsRound(mxKeySwapBitsF(mxKeyXor(mxKeyAlg1(mxKeyAlg1(mxKeyRotEnc2(changeDuplicatesB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xKeySwapBitsB(changeDuplicatesB(changeDuplicates(mxKeyRotEnc2(mxKeyXorB(mxKeyNot(mxKeyReverse(mxKeyRotateLeftBits(mxKeyXorB(mxKeySwapBitsE(mxKeySwapBitsRound(p2kproc3(changeDuplicatesC2(mxKeyRotateLeftBits(changeDuplicates(mxKeyAddRR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hangeDuplicatesC(mxKeySwapMinors3(mxKeySwapBitsB(changeDuplicatesB(mxKeySwapBitsD(mxKeyAlg1(mxKeySwapBitsG(mxKeyXor(mxKeySwapBitsD(mxKeySwapBitsC(mxKeySwapBitsRound(mxKeySwapMinors3(mxKeyByBitEnc(mxKeySwapBitsE(mxKeyReverse(mxKeySwapBitsA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changeDuplicatesC(mxKeySwapBitsA(mxKeySwapBitsE(changeDuplicates(changeDuplicates(mxKeySwapMinors3(mxKeySwapBitsEE2(mxKeySwapBitsA(changeDuplicatesC2(mxKeySwapMinors3(mxKeySwapBitsB(mxKeyNot(mxKeyAlg2(mxKeyByBitEnc(mxKeySwapBitsRound(changeDuplicatesC(result))))))))))))))))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1T11:53:20.631417353</dc:date>
    <meta:editing-duration>PT35S</meta:editing-duration>
    <meta:editing-cycles>1</meta:editing-cycles>
    <meta:document-statistic meta:table-count="1" meta:cell-count="28" meta:object-count="0"/>
    <meta:generator>LibreOffice/6.3.4.2.0$Linux_X86_64 LibreOffice_project/30$Build-2</meta:generator>
  </office:meta>
</office:document-meta>
</file>